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E7000002BD23D995C78C72E984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cm" svg:height="11.927cm" draw:z-index="0"><draw:image xlink:href="Pictures/10000000000003E7000002BD23D995C78C72E98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11-11T21:37:43.390618000</meta:creation-date>
    <dc:date>2021-11-20T11:30:16.617188000</dc:date>
    <meta:editing-duration>PT41S</meta:editing-duration>
    <meta:editing-cycles>3</meta:editing-cycles>
    <meta:generator>LibreOffice/6.3.3.2$MacOSX_X86_64 LibreOffice_project/a64200df03143b798afd1ec74a12ab50359878ed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